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void main() {</text:p>
      <text:p text:style-name="P1"><text:s text:c="2"/>List&lt;int&gt; num = &lt;int&gt;[10,0,2,1,5,9,3];</text:p>
      <text:p text:style-name="P1"><text:s/></text:p>
      <text:p text:style-name="P1"><text:s text:c="2"/>bool success = false;</text:p>
      <text:p text:style-name="P1"><text:s text:c="2"/>while(success==false){</text:p>
      <text:p text:style-name="P1"><text:s text:c="2"/>Map&lt;String,dynamic&gt; result = startLoop(numbers: num);</text:p>
      <text:p text:style-name="P1"><text:s text:c="2"/>success= result['success'];</text:p>
      <text:p text:style-name="P1"><text:s text:c="2"/>num = result['num'];</text:p>
      <text:p text:style-name="P1"><text:s text:c="2"/>}</text:p>
      <text:p text:style-name="P1">}</text:p>
      <text:p text:style-name="P1"/>
      <text:p text:style-name="P1"/>
      <text:p text:style-name="P1">Map&lt;String,dynamic&gt; startLoop({required List&lt;int&gt; numbers}){</text:p>
      <text:p text:style-name="P1"><text:s text:c="2"/>bool success = false;</text:p>
      <text:p text:style-name="P1"><text:s text:c="2"/>for (int i = 0; i &lt; numbers.length; i++) {</text:p>
      <text:p text:style-name="P1"><text:s text:c="4"/>if(i&lt;(numbers.length-1)){</text:p>
      <text:p text:style-name="P1"><text:s text:c="6"/>int tempFirstElement;</text:p>
      <text:p text:style-name="P1"><text:s text:c="6"/>int tempLastElement;</text:p>
      <text:p text:style-name="P1"><text:s text:c="6"/>if(numbers[i]&gt; numbers[i+1]){</text:p>
      <text:p text:style-name="P1"><text:s text:c="8"/>tempFirstElement = numbers[i];</text:p>
      <text:p text:style-name="P1"><text:s text:c="8"/>tempLastElement = numbers[i+1];</text:p>
      <text:p text:style-name="P1"><text:s text:c="8"/>numbers[i] = <text:s/>tempLastElement;</text:p>
      <text:p text:style-name="P1"><text:s text:c="8"/>numbers[i+1] = <text:s/>tempFirstElement;</text:p>
      <text:p text:style-name="P1"><text:s text:c="8"/>success = false;</text:p>
      <text:p text:style-name="P1"><text:s text:c="8"/>break;</text:p>
      <text:p text:style-name="P1"><text:s text:c="6"/>}else{</text:p>
      <text:p text:style-name="P1"><text:s text:c="8"/>success= true;</text:p>
      <text:p text:style-name="P1"><text:s text:c="6"/>}</text:p>
      <text:p text:style-name="P1"><text:s text:c="4"/>}</text:p>
      <text:p text:style-name="P1"><text:s text:c="2"/>}</text:p>
      <text:p text:style-name="P1"><text:s text:c="3"/></text:p>
      <text:p text:style-name="P1"><text:s text:c="2"/>return {</text:p>
      <text:p text:style-name="P1"><text:s text:c="4"/>"num": numbers,</text:p>
      <text:p text:style-name="P1"><text:s text:c="4"/>"success": success,</text:p>
      <text:p text:style-name="P1"><text:s text:c="2"/>}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